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nnual CO₂ emissions [ton]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252815.98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01" calcext:value-type="float">
            <text:p>1801</text:p>
          </table:table-cell>
          <table:table-cell office:value-type="float" office:value="267472" calcext:value-type="float">
            <text:p>267472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02" calcext:value-type="float">
            <text:p>1802</text:p>
          </table:table-cell>
          <table:table-cell office:value-type="float" office:value="289456" calcext:value-type="float">
            <text:p>289456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03" calcext:value-type="float">
            <text:p>1803</text:p>
          </table:table-cell>
          <table:table-cell office:value-type="float" office:value="296784" calcext:value-type="float">
            <text:p>296784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04" calcext:value-type="float">
            <text:p>1804</text:p>
          </table:table-cell>
          <table:table-cell office:value-type="float" office:value="333424" calcext:value-type="float">
            <text:p>333424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05" calcext:value-type="float">
            <text:p>1805</text:p>
          </table:table-cell>
          <table:table-cell office:value-type="float" office:value="340752" calcext:value-type="float">
            <text:p>340752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06" calcext:value-type="float">
            <text:p>1806</text:p>
          </table:table-cell>
          <table:table-cell office:value-type="float" office:value="333424" calcext:value-type="float">
            <text:p>333424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07" calcext:value-type="float">
            <text:p>1807</text:p>
          </table:table-cell>
          <table:table-cell office:value-type="float" office:value="377392" calcext:value-type="float">
            <text:p>377392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08" calcext:value-type="float">
            <text:p>1808</text:p>
          </table:table-cell>
          <table:table-cell office:value-type="float" office:value="392048" calcext:value-type="float">
            <text:p>392048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09" calcext:value-type="float">
            <text:p>1809</text:p>
          </table:table-cell>
          <table:table-cell office:value-type="float" office:value="403040" calcext:value-type="float">
            <text:p>40304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10" calcext:value-type="float">
            <text:p>1810</text:p>
          </table:table-cell>
          <table:table-cell office:value-type="float" office:value="417696" calcext:value-type="float">
            <text:p>417696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11" calcext:value-type="float">
            <text:p>1811</text:p>
          </table:table-cell>
          <table:table-cell office:value-type="float" office:value="447008" calcext:value-type="float">
            <text:p>447008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12" calcext:value-type="float">
            <text:p>1812</text:p>
          </table:table-cell>
          <table:table-cell office:value-type="float" office:value="483648" calcext:value-type="float">
            <text:p>483648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13" calcext:value-type="float">
            <text:p>1813</text:p>
          </table:table-cell>
          <table:table-cell office:value-type="float" office:value="520288" calcext:value-type="float">
            <text:p>520288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14" calcext:value-type="float">
            <text:p>1814</text:p>
          </table:table-cell>
          <table:table-cell office:value-type="float" office:value="560592" calcext:value-type="float">
            <text:p>560592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15" calcext:value-type="float">
            <text:p>1815</text:p>
          </table:table-cell>
          <table:table-cell office:value-type="float" office:value="600896" calcext:value-type="float">
            <text:p>600896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16" calcext:value-type="float">
            <text:p>1816</text:p>
          </table:table-cell>
          <table:table-cell office:value-type="float" office:value="663184" calcext:value-type="float">
            <text:p>663184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17" calcext:value-type="float">
            <text:p>1817</text:p>
          </table:table-cell>
          <table:table-cell office:value-type="float" office:value="718144" calcext:value-type="float">
            <text:p>718144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18" calcext:value-type="float">
            <text:p>1818</text:p>
          </table:table-cell>
          <table:table-cell office:value-type="float" office:value="780432" calcext:value-type="float">
            <text:p>780432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19" calcext:value-type="float">
            <text:p>1819</text:p>
          </table:table-cell>
          <table:table-cell office:value-type="float" office:value="762112" calcext:value-type="float">
            <text:p>762112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20" calcext:value-type="float">
            <text:p>1820</text:p>
          </table:table-cell>
          <table:table-cell office:value-type="float" office:value="791424" calcext:value-type="float">
            <text:p>791424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21" calcext:value-type="float">
            <text:p>1821</text:p>
          </table:table-cell>
          <table:table-cell office:value-type="float" office:value="828064" calcext:value-type="float">
            <text:p>828064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22" calcext:value-type="float">
            <text:p>1822</text:p>
          </table:table-cell>
          <table:table-cell office:value-type="float" office:value="864704" calcext:value-type="float">
            <text:p>864704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23" calcext:value-type="float">
            <text:p>1823</text:p>
          </table:table-cell>
          <table:table-cell office:value-type="float" office:value="901344" calcext:value-type="float">
            <text:p>901344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24" calcext:value-type="float">
            <text:p>1824</text:p>
          </table:table-cell>
          <table:table-cell office:value-type="float" office:value="1014928" calcext:value-type="float">
            <text:p>1014928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25" calcext:value-type="float">
            <text:p>1825</text:p>
          </table:table-cell>
          <table:table-cell office:value-type="float" office:value="1135840" calcext:value-type="float">
            <text:p>113584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26" calcext:value-type="float">
            <text:p>1826</text:p>
          </table:table-cell>
          <table:table-cell office:value-type="float" office:value="1315376" calcext:value-type="float">
            <text:p>1315376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27" calcext:value-type="float">
            <text:p>1827</text:p>
          </table:table-cell>
          <table:table-cell office:value-type="float" office:value="1447280" calcext:value-type="float">
            <text:p>144728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28" calcext:value-type="float">
            <text:p>1828</text:p>
          </table:table-cell>
          <table:table-cell office:value-type="float" office:value="1593840" calcext:value-type="float">
            <text:p>159384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29" calcext:value-type="float">
            <text:p>1829</text:p>
          </table:table-cell>
          <table:table-cell office:value-type="float" office:value="1795360" calcext:value-type="float">
            <text:p>179536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30" calcext:value-type="float">
            <text:p>1830</text:p>
          </table:table-cell>
          <table:table-cell office:value-type="float" office:value="2088480" calcext:value-type="float">
            <text:p>208848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31" calcext:value-type="float">
            <text:p>1831</text:p>
          </table:table-cell>
          <table:table-cell office:value-type="float" office:value="2264352" calcext:value-type="float">
            <text:p>2264352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32" calcext:value-type="float">
            <text:p>1832</text:p>
          </table:table-cell>
          <table:table-cell office:value-type="float" office:value="3022800" calcext:value-type="float">
            <text:p>30228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33" calcext:value-type="float">
            <text:p>1833</text:p>
          </table:table-cell>
          <table:table-cell office:value-type="float" office:value="3528432" calcext:value-type="float">
            <text:p>3528432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34" calcext:value-type="float">
            <text:p>1834</text:p>
          </table:table-cell>
          <table:table-cell office:value-type="float" office:value="3381872" calcext:value-type="float">
            <text:p>3381872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35" calcext:value-type="float">
            <text:p>1835</text:p>
          </table:table-cell>
          <table:table-cell office:value-type="float" office:value="4316192" calcext:value-type="float">
            <text:p>4316192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36" calcext:value-type="float">
            <text:p>1836</text:p>
          </table:table-cell>
          <table:table-cell office:value-type="float" office:value="4730224" calcext:value-type="float">
            <text:p>4730224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37" calcext:value-type="float">
            <text:p>1837</text:p>
          </table:table-cell>
          <table:table-cell office:value-type="float" office:value="5305472" calcext:value-type="float">
            <text:p>5305472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38" calcext:value-type="float">
            <text:p>1838</text:p>
          </table:table-cell>
          <table:table-cell office:value-type="float" office:value="5030672" calcext:value-type="float">
            <text:p>5030672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39" calcext:value-type="float">
            <text:p>1839</text:p>
          </table:table-cell>
          <table:table-cell office:value-type="float" office:value="5517984" calcext:value-type="float">
            <text:p>5517984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40" calcext:value-type="float">
            <text:p>1840</text:p>
          </table:table-cell>
          <table:table-cell office:value-type="float" office:value="5873392" calcext:value-type="float">
            <text:p>5873392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41" calcext:value-type="float">
            <text:p>1841</text:p>
          </table:table-cell>
          <table:table-cell office:value-type="float" office:value="6214144" calcext:value-type="float">
            <text:p>6214144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42" calcext:value-type="float">
            <text:p>1842</text:p>
          </table:table-cell>
          <table:table-cell office:value-type="float" office:value="6917632" calcext:value-type="float">
            <text:p>6917632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43" calcext:value-type="float">
            <text:p>1843</text:p>
          </table:table-cell>
          <table:table-cell office:value-type="float" office:value="7764016" calcext:value-type="float">
            <text:p>7764016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44" calcext:value-type="float">
            <text:p>1844</text:p>
          </table:table-cell>
          <table:table-cell office:value-type="float" office:value="9306560" calcext:value-type="float">
            <text:p>930656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45" calcext:value-type="float">
            <text:p>1845</text:p>
          </table:table-cell>
          <table:table-cell office:value-type="float" office:value="11204512" calcext:value-type="float">
            <text:p>11204512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46" calcext:value-type="float">
            <text:p>1846</text:p>
          </table:table-cell>
          <table:table-cell office:value-type="float" office:value="12710416" calcext:value-type="float">
            <text:p>12710416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47" calcext:value-type="float">
            <text:p>1847</text:p>
          </table:table-cell>
          <table:table-cell office:value-type="float" office:value="15070032" calcext:value-type="float">
            <text:p>15070032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48" calcext:value-type="float">
            <text:p>1848</text:p>
          </table:table-cell>
          <table:table-cell office:value-type="float" office:value="16784784" calcext:value-type="float">
            <text:p>16784784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49" calcext:value-type="float">
            <text:p>1849</text:p>
          </table:table-cell>
          <table:table-cell office:value-type="float" office:value="18221072" calcext:value-type="float">
            <text:p>18221072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50" calcext:value-type="float">
            <text:p>1850</text:p>
          </table:table-cell>
          <table:table-cell office:value-type="float" office:value="19792928" calcext:value-type="float">
            <text:p>19792928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51" calcext:value-type="float">
            <text:p>1851</text:p>
          </table:table-cell>
          <table:table-cell office:value-type="float" office:value="24633072" calcext:value-type="float">
            <text:p>24633072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52" calcext:value-type="float">
            <text:p>1852</text:p>
          </table:table-cell>
          <table:table-cell office:value-type="float" office:value="26791168" calcext:value-type="float">
            <text:p>26791168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53" calcext:value-type="float">
            <text:p>1853</text:p>
          </table:table-cell>
          <table:table-cell office:value-type="float" office:value="30162048" calcext:value-type="float">
            <text:p>30162048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54" calcext:value-type="float">
            <text:p>1854</text:p>
          </table:table-cell>
          <table:table-cell office:value-type="float" office:value="33159198" calcext:value-type="float">
            <text:p>33159198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55" calcext:value-type="float">
            <text:p>1855</text:p>
          </table:table-cell>
          <table:table-cell office:value-type="float" office:value="38160560" calcext:value-type="float">
            <text:p>3816056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56" calcext:value-type="float">
            <text:p>1856</text:p>
          </table:table-cell>
          <table:table-cell office:value-type="float" office:value="40036530" calcext:value-type="float">
            <text:p>4003653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57" calcext:value-type="float">
            <text:p>1857</text:p>
          </table:table-cell>
          <table:table-cell office:value-type="float" office:value="41055120" calcext:value-type="float">
            <text:p>4105512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58" calcext:value-type="float">
            <text:p>1858</text:p>
          </table:table-cell>
          <table:table-cell office:value-type="float" office:value="41648690" calcext:value-type="float">
            <text:p>4164869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59" calcext:value-type="float">
            <text:p>1859</text:p>
          </table:table-cell>
          <table:table-cell office:value-type="float" office:value="45320016" calcext:value-type="float">
            <text:p>45320016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60" calcext:value-type="float">
            <text:p>1860</text:p>
          </table:table-cell>
          <table:table-cell office:value-type="float" office:value="47437810" calcext:value-type="float">
            <text:p>4743781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61" calcext:value-type="float">
            <text:p>1861</text:p>
          </table:table-cell>
          <table:table-cell office:value-type="float" office:value="45679090" calcext:value-type="float">
            <text:p>4567909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62" calcext:value-type="float">
            <text:p>1862</text:p>
          </table:table-cell>
          <table:table-cell office:value-type="float" office:value="47448800" calcext:value-type="float">
            <text:p>474488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63" calcext:value-type="float">
            <text:p>1863</text:p>
          </table:table-cell>
          <table:table-cell office:value-type="float" office:value="54809776" calcext:value-type="float">
            <text:p>54809776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64" calcext:value-type="float">
            <text:p>1864</text:p>
          </table:table-cell>
          <table:table-cell office:value-type="float" office:value="58656976" calcext:value-type="float">
            <text:p>58656976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65" calcext:value-type="float">
            <text:p>1865</text:p>
          </table:table-cell>
          <table:table-cell office:value-type="float" office:value="58821856" calcext:value-type="float">
            <text:p>58821856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66" calcext:value-type="float">
            <text:p>1866</text:p>
          </table:table-cell>
          <table:table-cell office:value-type="float" office:value="59232224" calcext:value-type="float">
            <text:p>59232224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67" calcext:value-type="float">
            <text:p>1867</text:p>
          </table:table-cell>
          <table:table-cell office:value-type="float" office:value="72865970" calcext:value-type="float">
            <text:p>7286597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68" calcext:value-type="float">
            <text:p>1868</text:p>
          </table:table-cell>
          <table:table-cell office:value-type="float" office:value="82352060" calcext:value-type="float">
            <text:p>8235206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69" calcext:value-type="float">
            <text:p>1869</text:p>
          </table:table-cell>
          <table:table-cell office:value-type="float" office:value="93695810" calcext:value-type="float">
            <text:p>9369581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70" calcext:value-type="float">
            <text:p>1870</text:p>
          </table:table-cell>
          <table:table-cell office:value-type="float" office:value="98620220" calcext:value-type="float">
            <text:p>9862022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71" calcext:value-type="float">
            <text:p>1871</text:p>
          </table:table-cell>
          <table:table-cell office:value-type="float" office:value="103020690" calcext:value-type="float">
            <text:p>10302069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72" calcext:value-type="float">
            <text:p>1872</text:p>
          </table:table-cell>
          <table:table-cell office:value-type="float" office:value="126305410" calcext:value-type="float">
            <text:p>12630541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73" calcext:value-type="float">
            <text:p>1873</text:p>
          </table:table-cell>
          <table:table-cell office:value-type="float" office:value="139506800" calcext:value-type="float">
            <text:p>1395068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74" calcext:value-type="float">
            <text:p>1874</text:p>
          </table:table-cell>
          <table:table-cell office:value-type="float" office:value="134296590" calcext:value-type="float">
            <text:p>13429659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75" calcext:value-type="float">
            <text:p>1875</text:p>
          </table:table-cell>
          <table:table-cell office:value-type="float" office:value="135747540" calcext:value-type="float">
            <text:p>13574754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76" calcext:value-type="float">
            <text:p>1876</text:p>
          </table:table-cell>
          <table:table-cell office:value-type="float" office:value="132820010" calcext:value-type="float">
            <text:p>13282001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77" calcext:value-type="float">
            <text:p>1877</text:p>
          </table:table-cell>
          <table:table-cell office:value-type="float" office:value="147175550" calcext:value-type="float">
            <text:p>14717555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78" calcext:value-type="float">
            <text:p>1878</text:p>
          </table:table-cell>
          <table:table-cell office:value-type="float" office:value="143903600" calcext:value-type="float">
            <text:p>1439036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79" calcext:value-type="float">
            <text:p>1879</text:p>
          </table:table-cell>
          <table:table-cell office:value-type="float" office:value="175468960" calcext:value-type="float">
            <text:p>17546896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80" calcext:value-type="float">
            <text:p>1880</text:p>
          </table:table-cell>
          <table:table-cell office:value-type="float" office:value="198684240" calcext:value-type="float">
            <text:p>19868424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81" calcext:value-type="float">
            <text:p>1881</text:p>
          </table:table-cell>
          <table:table-cell office:value-type="float" office:value="210192900" calcext:value-type="float">
            <text:p>2101929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82" calcext:value-type="float">
            <text:p>1882</text:p>
          </table:table-cell>
          <table:table-cell office:value-type="float" office:value="235393950" calcext:value-type="float">
            <text:p>23539395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83" calcext:value-type="float">
            <text:p>1883</text:p>
          </table:table-cell>
          <table:table-cell office:value-type="float" office:value="253882580" calcext:value-type="float">
            <text:p>25388258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84" calcext:value-type="float">
            <text:p>1884</text:p>
          </table:table-cell>
          <table:table-cell office:value-type="float" office:value="267589570" calcext:value-type="float">
            <text:p>26758957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85" calcext:value-type="float">
            <text:p>1885</text:p>
          </table:table-cell>
          <table:table-cell office:value-type="float" office:value="272162270" calcext:value-type="float">
            <text:p>27216227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86" calcext:value-type="float">
            <text:p>1886</text:p>
          </table:table-cell>
          <table:table-cell office:value-type="float" office:value="287463170" calcext:value-type="float">
            <text:p>28746317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87" calcext:value-type="float">
            <text:p>1887</text:p>
          </table:table-cell>
          <table:table-cell office:value-type="float" office:value="307380830" calcext:value-type="float">
            <text:p>30738083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88" calcext:value-type="float">
            <text:p>1888</text:p>
          </table:table-cell>
          <table:table-cell office:value-type="float" office:value="373875100" calcext:value-type="float">
            <text:p>3738751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89" calcext:value-type="float">
            <text:p>1889</text:p>
          </table:table-cell>
          <table:table-cell office:value-type="float" office:value="335542400" calcext:value-type="float">
            <text:p>3355424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90" calcext:value-type="float">
            <text:p>1890</text:p>
          </table:table-cell>
          <table:table-cell office:value-type="float" office:value="401747300" calcext:value-type="float">
            <text:p>4017473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91" calcext:value-type="float">
            <text:p>1891</text:p>
          </table:table-cell>
          <table:table-cell office:value-type="float" office:value="427424580" calcext:value-type="float">
            <text:p>42742458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92" calcext:value-type="float">
            <text:p>1892</text:p>
          </table:table-cell>
          <table:table-cell office:value-type="float" office:value="450449200" calcext:value-type="float">
            <text:p>4504492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93" calcext:value-type="float">
            <text:p>1893</text:p>
          </table:table-cell>
          <table:table-cell office:value-type="float" office:value="454094850" calcext:value-type="float">
            <text:p>45409485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94" calcext:value-type="float">
            <text:p>1894</text:p>
          </table:table-cell>
          <table:table-cell office:value-type="float" office:value="425050370" calcext:value-type="float">
            <text:p>42505037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95" calcext:value-type="float">
            <text:p>1895</text:p>
          </table:table-cell>
          <table:table-cell office:value-type="float" office:value="479948100" calcext:value-type="float">
            <text:p>4799481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96" calcext:value-type="float">
            <text:p>1896</text:p>
          </table:table-cell>
          <table:table-cell office:value-type="float" office:value="480882460" calcext:value-type="float">
            <text:p>48088246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97" calcext:value-type="float">
            <text:p>1897</text:p>
          </table:table-cell>
          <table:table-cell office:value-type="float" office:value="500287140" calcext:value-type="float">
            <text:p>50028714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98" calcext:value-type="float">
            <text:p>1898</text:p>
          </table:table-cell>
          <table:table-cell office:value-type="float" office:value="545321500" calcext:value-type="float">
            <text:p>5453215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899" calcext:value-type="float">
            <text:p>1899</text:p>
          </table:table-cell>
          <table:table-cell office:value-type="float" office:value="625534000" calcext:value-type="float">
            <text:p>625534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00" calcext:value-type="float">
            <text:p>1900</text:p>
          </table:table-cell>
          <table:table-cell office:value-type="float" office:value="662738400" calcext:value-type="float">
            <text:p>6627384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01" calcext:value-type="float">
            <text:p>1901</text:p>
          </table:table-cell>
          <table:table-cell office:value-type="float" office:value="721527550" calcext:value-type="float">
            <text:p>72152755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02" calcext:value-type="float">
            <text:p>1902</text:p>
          </table:table-cell>
          <table:table-cell office:value-type="float" office:value="764495740" calcext:value-type="float">
            <text:p>76449574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03" calcext:value-type="float">
            <text:p>1903</text:p>
          </table:table-cell>
          <table:table-cell office:value-type="float" office:value="894406900" calcext:value-type="float">
            <text:p>8944069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04" calcext:value-type="float">
            <text:p>1904</text:p>
          </table:table-cell>
          <table:table-cell office:value-type="float" office:value="882057540" calcext:value-type="float">
            <text:p>88205754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05" calcext:value-type="float">
            <text:p>1905</text:p>
          </table:table-cell>
          <table:table-cell office:value-type="float" office:value="986482400" calcext:value-type="float">
            <text:p>9864824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06" calcext:value-type="float">
            <text:p>1906</text:p>
          </table:table-cell>
          <table:table-cell office:value-type="float" office:value="1035471170" calcext:value-type="float">
            <text:p>103547117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07" calcext:value-type="float">
            <text:p>1907</text:p>
          </table:table-cell>
          <table:table-cell office:value-type="float" office:value="1203861500" calcext:value-type="float">
            <text:p>12038615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08" calcext:value-type="float">
            <text:p>1908</text:p>
          </table:table-cell>
          <table:table-cell office:value-type="float" office:value="1052812860" calcext:value-type="float">
            <text:p>105281286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09" calcext:value-type="float">
            <text:p>1909</text:p>
          </table:table-cell>
          <table:table-cell office:value-type="float" office:value="1165706200" calcext:value-type="float">
            <text:p>11657062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10" calcext:value-type="float">
            <text:p>1910</text:p>
          </table:table-cell>
          <table:table-cell office:value-type="float" office:value="1271582100" calcext:value-type="float">
            <text:p>12715821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11" calcext:value-type="float">
            <text:p>1911</text:p>
          </table:table-cell>
          <table:table-cell office:value-type="float" office:value="1258666600" calcext:value-type="float">
            <text:p>12586666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12" calcext:value-type="float">
            <text:p>1912</text:p>
          </table:table-cell>
          <table:table-cell office:value-type="float" office:value="1343565600" calcext:value-type="float">
            <text:p>13435656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13" calcext:value-type="float">
            <text:p>1913</text:p>
          </table:table-cell>
          <table:table-cell office:value-type="float" office:value="1442542100" calcext:value-type="float">
            <text:p>14425421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14" calcext:value-type="float">
            <text:p>1914</text:p>
          </table:table-cell>
          <table:table-cell office:value-type="float" office:value="1317980300" calcext:value-type="float">
            <text:p>13179803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15" calcext:value-type="float">
            <text:p>1915</text:p>
          </table:table-cell>
          <table:table-cell office:value-type="float" office:value="1367697000" calcext:value-type="float">
            <text:p>1367697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16" calcext:value-type="float">
            <text:p>1916</text:p>
          </table:table-cell>
          <table:table-cell office:value-type="float" office:value="1518980700" calcext:value-type="float">
            <text:p>15189807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17" calcext:value-type="float">
            <text:p>1917</text:p>
          </table:table-cell>
          <table:table-cell office:value-type="float" office:value="1670970600" calcext:value-type="float">
            <text:p>16709706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18" calcext:value-type="float">
            <text:p>1918</text:p>
          </table:table-cell>
          <table:table-cell office:value-type="float" office:value="1747718100" calcext:value-type="float">
            <text:p>17477181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19" calcext:value-type="float">
            <text:p>1919</text:p>
          </table:table-cell>
          <table:table-cell office:value-type="float" office:value="1479158800" calcext:value-type="float">
            <text:p>14791588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20" calcext:value-type="float">
            <text:p>1920</text:p>
          </table:table-cell>
          <table:table-cell office:value-type="float" office:value="1738245800" calcext:value-type="float">
            <text:p>17382458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21" calcext:value-type="float">
            <text:p>1921</text:p>
          </table:table-cell>
          <table:table-cell office:value-type="float" office:value="1423668600" calcext:value-type="float">
            <text:p>14236686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22" calcext:value-type="float">
            <text:p>1922</text:p>
          </table:table-cell>
          <table:table-cell office:value-type="float" office:value="1435758300" calcext:value-type="float">
            <text:p>14357583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23" calcext:value-type="float">
            <text:p>1923</text:p>
          </table:table-cell>
          <table:table-cell office:value-type="float" office:value="1896735900" calcext:value-type="float">
            <text:p>18967359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24" calcext:value-type="float">
            <text:p>1924</text:p>
          </table:table-cell>
          <table:table-cell office:value-type="float" office:value="1698320300" calcext:value-type="float">
            <text:p>16983203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25" calcext:value-type="float">
            <text:p>1925</text:p>
          </table:table-cell>
          <table:table-cell office:value-type="float" office:value="1758185500" calcext:value-type="float">
            <text:p>17581855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26" calcext:value-type="float">
            <text:p>1926</text:p>
          </table:table-cell>
          <table:table-cell office:value-type="float" office:value="1906048500" calcext:value-type="float">
            <text:p>19060485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27" calcext:value-type="float">
            <text:p>1927</text:p>
          </table:table-cell>
          <table:table-cell office:value-type="float" office:value="1862839200" calcext:value-type="float">
            <text:p>18628392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28" calcext:value-type="float">
            <text:p>1928</text:p>
          </table:table-cell>
          <table:table-cell office:value-type="float" office:value="1830965000" calcext:value-type="float">
            <text:p>1830965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29" calcext:value-type="float">
            <text:p>1929</text:p>
          </table:table-cell>
          <table:table-cell office:value-type="float" office:value="1963506200" calcext:value-type="float">
            <text:p>19635062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30" calcext:value-type="float">
            <text:p>1930</text:p>
          </table:table-cell>
          <table:table-cell office:value-type="float" office:value="1744916200" calcext:value-type="float">
            <text:p>17449162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31" calcext:value-type="float">
            <text:p>1931</text:p>
          </table:table-cell>
          <table:table-cell office:value-type="float" office:value="1484959100" calcext:value-type="float">
            <text:p>14849591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32" calcext:value-type="float">
            <text:p>1932</text:p>
          </table:table-cell>
          <table:table-cell office:value-type="float" office:value="1257814100" calcext:value-type="float">
            <text:p>12578141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33" calcext:value-type="float">
            <text:p>1933</text:p>
          </table:table-cell>
          <table:table-cell office:value-type="float" office:value="1348876800" calcext:value-type="float">
            <text:p>13488768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34" calcext:value-type="float">
            <text:p>1934</text:p>
          </table:table-cell>
          <table:table-cell office:value-type="float" office:value="1436238600" calcext:value-type="float">
            <text:p>14362386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35" calcext:value-type="float">
            <text:p>1935</text:p>
          </table:table-cell>
          <table:table-cell office:value-type="float" office:value="1492320900" calcext:value-type="float">
            <text:p>14923209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36" calcext:value-type="float">
            <text:p>1936</text:p>
          </table:table-cell>
          <table:table-cell office:value-type="float" office:value="1713411700" calcext:value-type="float">
            <text:p>17134117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37" calcext:value-type="float">
            <text:p>1937</text:p>
          </table:table-cell>
          <table:table-cell office:value-type="float" office:value="1792609900" calcext:value-type="float">
            <text:p>17926099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38" calcext:value-type="float">
            <text:p>1938</text:p>
          </table:table-cell>
          <table:table-cell office:value-type="float" office:value="1515749900" calcext:value-type="float">
            <text:p>15157499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39" calcext:value-type="float">
            <text:p>1939</text:p>
          </table:table-cell>
          <table:table-cell office:value-type="float" office:value="1670920400" calcext:value-type="float">
            <text:p>16709204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40" calcext:value-type="float">
            <text:p>1940</text:p>
          </table:table-cell>
          <table:table-cell office:value-type="float" office:value="1874985100" calcext:value-type="float">
            <text:p>18749851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41" calcext:value-type="float">
            <text:p>1941</text:p>
          </table:table-cell>
          <table:table-cell office:value-type="float" office:value="2043585000" calcext:value-type="float">
            <text:p>2043585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42" calcext:value-type="float">
            <text:p>1942</text:p>
          </table:table-cell>
          <table:table-cell office:value-type="float" office:value="2198264800" calcext:value-type="float">
            <text:p>21982648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43" calcext:value-type="float">
            <text:p>1943</text:p>
          </table:table-cell>
          <table:table-cell office:value-type="float" office:value="2272059100" calcext:value-type="float">
            <text:p>22720591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44" calcext:value-type="float">
            <text:p>1944</text:p>
          </table:table-cell>
          <table:table-cell office:value-type="float" office:value="2444903700" calcext:value-type="float">
            <text:p>24449037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45" calcext:value-type="float">
            <text:p>1945</text:p>
          </table:table-cell>
          <table:table-cell office:value-type="float" office:value="2359551500" calcext:value-type="float">
            <text:p>23595515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46" calcext:value-type="float">
            <text:p>1946</text:p>
          </table:table-cell>
          <table:table-cell office:value-type="float" office:value="2257493800" calcext:value-type="float">
            <text:p>22574938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47" calcext:value-type="float">
            <text:p>1947</text:p>
          </table:table-cell>
          <table:table-cell office:value-type="float" office:value="2485854500" calcext:value-type="float">
            <text:p>24858545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48" calcext:value-type="float">
            <text:p>1948</text:p>
          </table:table-cell>
          <table:table-cell office:value-type="float" office:value="2582558700" calcext:value-type="float">
            <text:p>25825587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49" calcext:value-type="float">
            <text:p>1949</text:p>
          </table:table-cell>
          <table:table-cell office:value-type="float" office:value="2164862200" calcext:value-type="float">
            <text:p>21648622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50" calcext:value-type="float">
            <text:p>1950</text:p>
          </table:table-cell>
          <table:table-cell office:value-type="float" office:value="2541485300" calcext:value-type="float">
            <text:p>25414853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51" calcext:value-type="float">
            <text:p>1951</text:p>
          </table:table-cell>
          <table:table-cell office:value-type="float" office:value="2618711600" calcext:value-type="float">
            <text:p>26187116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52" calcext:value-type="float">
            <text:p>1952</text:p>
          </table:table-cell>
          <table:table-cell office:value-type="float" office:value="2551219500" calcext:value-type="float">
            <text:p>25512195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53" calcext:value-type="float">
            <text:p>1953</text:p>
          </table:table-cell>
          <table:table-cell office:value-type="float" office:value="2612971300" calcext:value-type="float">
            <text:p>26129713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54" calcext:value-type="float">
            <text:p>1954</text:p>
          </table:table-cell>
          <table:table-cell office:value-type="float" office:value="2489462300" calcext:value-type="float">
            <text:p>24894623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55" calcext:value-type="float">
            <text:p>1955</text:p>
          </table:table-cell>
          <table:table-cell office:value-type="float" office:value="2728512000" calcext:value-type="float">
            <text:p>2728512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56" calcext:value-type="float">
            <text:p>1956</text:p>
          </table:table-cell>
          <table:table-cell office:value-type="float" office:value="2859995000" calcext:value-type="float">
            <text:p>2859995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57" calcext:value-type="float">
            <text:p>1957</text:p>
          </table:table-cell>
          <table:table-cell office:value-type="float" office:value="2835772200" calcext:value-type="float">
            <text:p>28357722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58" calcext:value-type="float">
            <text:p>1958</text:p>
          </table:table-cell>
          <table:table-cell office:value-type="float" office:value="2747107600" calcext:value-type="float">
            <text:p>27471076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59" calcext:value-type="float">
            <text:p>1959</text:p>
          </table:table-cell>
          <table:table-cell office:value-type="float" office:value="2831923200" calcext:value-type="float">
            <text:p>28319232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60" calcext:value-type="float">
            <text:p>1960</text:p>
          </table:table-cell>
          <table:table-cell office:value-type="float" office:value="2897315000" calcext:value-type="float">
            <text:p>2897315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61" calcext:value-type="float">
            <text:p>1961</text:p>
          </table:table-cell>
          <table:table-cell office:value-type="float" office:value="2886872800" calcext:value-type="float">
            <text:p>28868728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62" calcext:value-type="float">
            <text:p>1962</text:p>
          </table:table-cell>
          <table:table-cell office:value-type="float" office:value="2993902000" calcext:value-type="float">
            <text:p>2993902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63" calcext:value-type="float">
            <text:p>1963</text:p>
          </table:table-cell>
          <table:table-cell office:value-type="float" office:value="3126487600" calcext:value-type="float">
            <text:p>31264876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64" calcext:value-type="float">
            <text:p>1964</text:p>
          </table:table-cell>
          <table:table-cell office:value-type="float" office:value="3264313600" calcext:value-type="float">
            <text:p>32643136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65" calcext:value-type="float">
            <text:p>1965</text:p>
          </table:table-cell>
          <table:table-cell office:value-type="float" office:value="3399547000" calcext:value-type="float">
            <text:p>3399547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66" calcext:value-type="float">
            <text:p>1966</text:p>
          </table:table-cell>
          <table:table-cell office:value-type="float" office:value="3571421400" calcext:value-type="float">
            <text:p>35714214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67" calcext:value-type="float">
            <text:p>1967</text:p>
          </table:table-cell>
          <table:table-cell office:value-type="float" office:value="3705461000" calcext:value-type="float">
            <text:p>3705461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68" calcext:value-type="float">
            <text:p>1968</text:p>
          </table:table-cell>
          <table:table-cell office:value-type="float" office:value="3840919600" calcext:value-type="float">
            <text:p>38409196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69" calcext:value-type="float">
            <text:p>1969</text:p>
          </table:table-cell>
          <table:table-cell office:value-type="float" office:value="4035145200" calcext:value-type="float">
            <text:p>40351452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70" calcext:value-type="float">
            <text:p>1970</text:p>
          </table:table-cell>
          <table:table-cell office:value-type="float" office:value="4339686000" calcext:value-type="float">
            <text:p>4339686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71" calcext:value-type="float">
            <text:p>1971</text:p>
          </table:table-cell>
          <table:table-cell office:value-type="float" office:value="4365465000" calcext:value-type="float">
            <text:p>4365465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72" calcext:value-type="float">
            <text:p>1972</text:p>
          </table:table-cell>
          <table:table-cell office:value-type="float" office:value="4573015000" calcext:value-type="float">
            <text:p>4573015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73" calcext:value-type="float">
            <text:p>1973</text:p>
          </table:table-cell>
          <table:table-cell office:value-type="float" office:value="4785048600" calcext:value-type="float">
            <text:p>47850486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74" calcext:value-type="float">
            <text:p>1974</text:p>
          </table:table-cell>
          <table:table-cell office:value-type="float" office:value="4621046000" calcext:value-type="float">
            <text:p>4621046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75" calcext:value-type="float">
            <text:p>1975</text:p>
          </table:table-cell>
          <table:table-cell office:value-type="float" office:value="4478226000" calcext:value-type="float">
            <text:p>4478226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76" calcext:value-type="float">
            <text:p>1976</text:p>
          </table:table-cell>
          <table:table-cell office:value-type="float" office:value="4747762000" calcext:value-type="float">
            <text:p>4747762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77" calcext:value-type="float">
            <text:p>1977</text:p>
          </table:table-cell>
          <table:table-cell office:value-type="float" office:value="4889607000" calcext:value-type="float">
            <text:p>4889607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78" calcext:value-type="float">
            <text:p>1978</text:p>
          </table:table-cell>
          <table:table-cell office:value-type="float" office:value="4941361700" calcext:value-type="float">
            <text:p>49413617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79" calcext:value-type="float">
            <text:p>1979</text:p>
          </table:table-cell>
          <table:table-cell office:value-type="float" office:value="5008578600" calcext:value-type="float">
            <text:p>50085786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80" calcext:value-type="float">
            <text:p>1980</text:p>
          </table:table-cell>
          <table:table-cell office:value-type="float" office:value="4808520700" calcext:value-type="float">
            <text:p>48085207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81" calcext:value-type="float">
            <text:p>1981</text:p>
          </table:table-cell>
          <table:table-cell office:value-type="float" office:value="4686369300" calcext:value-type="float">
            <text:p>46863693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82" calcext:value-type="float">
            <text:p>1982</text:p>
          </table:table-cell>
          <table:table-cell office:value-type="float" office:value="4447256000" calcext:value-type="float">
            <text:p>4447256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83" calcext:value-type="float">
            <text:p>1983</text:p>
          </table:table-cell>
          <table:table-cell office:value-type="float" office:value="4429374000" calcext:value-type="float">
            <text:p>4429374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84" calcext:value-type="float">
            <text:p>1984</text:p>
          </table:table-cell>
          <table:table-cell office:value-type="float" office:value="4662141400" calcext:value-type="float">
            <text:p>46621414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85" calcext:value-type="float">
            <text:p>1985</text:p>
          </table:table-cell>
          <table:table-cell office:value-type="float" office:value="4652580000" calcext:value-type="float">
            <text:p>4652580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86" calcext:value-type="float">
            <text:p>1986</text:p>
          </table:table-cell>
          <table:table-cell office:value-type="float" office:value="4663369700" calcext:value-type="float">
            <text:p>46633697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87" calcext:value-type="float">
            <text:p>1987</text:p>
          </table:table-cell>
          <table:table-cell office:value-type="float" office:value="4825650700" calcext:value-type="float">
            <text:p>48256507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88" calcext:value-type="float">
            <text:p>1988</text:p>
          </table:table-cell>
          <table:table-cell office:value-type="float" office:value="5050475500" calcext:value-type="float">
            <text:p>50504755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89" calcext:value-type="float">
            <text:p>1989</text:p>
          </table:table-cell>
          <table:table-cell office:value-type="float" office:value="5132134400" calcext:value-type="float">
            <text:p>51321344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90" calcext:value-type="float">
            <text:p>1990</text:p>
          </table:table-cell>
          <table:table-cell office:value-type="float" office:value="5122496000" calcext:value-type="float">
            <text:p>5122496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91" calcext:value-type="float">
            <text:p>1991</text:p>
          </table:table-cell>
          <table:table-cell office:value-type="float" office:value="5064987000" calcext:value-type="float">
            <text:p>5064987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92" calcext:value-type="float">
            <text:p>1992</text:p>
          </table:table-cell>
          <table:table-cell office:value-type="float" office:value="5175220000" calcext:value-type="float">
            <text:p>5175220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93" calcext:value-type="float">
            <text:p>1993</text:p>
          </table:table-cell>
          <table:table-cell office:value-type="float" office:value="5274363000" calcext:value-type="float">
            <text:p>5274363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94" calcext:value-type="float">
            <text:p>1994</text:p>
          </table:table-cell>
          <table:table-cell office:value-type="float" office:value="5365579000" calcext:value-type="float">
            <text:p>5365579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95" calcext:value-type="float">
            <text:p>1995</text:p>
          </table:table-cell>
          <table:table-cell office:value-type="float" office:value="5427798500" calcext:value-type="float">
            <text:p>54277985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96" calcext:value-type="float">
            <text:p>1996</text:p>
          </table:table-cell>
          <table:table-cell office:value-type="float" office:value="5616430600" calcext:value-type="float">
            <text:p>56164306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97" calcext:value-type="float">
            <text:p>1997</text:p>
          </table:table-cell>
          <table:table-cell office:value-type="float" office:value="5691864600" calcext:value-type="float">
            <text:p>56918646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98" calcext:value-type="float">
            <text:p>1998</text:p>
          </table:table-cell>
          <table:table-cell office:value-type="float" office:value="5737129500" calcext:value-type="float">
            <text:p>57371295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1999" calcext:value-type="float">
            <text:p>1999</text:p>
          </table:table-cell>
          <table:table-cell office:value-type="float" office:value="5810331600" calcext:value-type="float">
            <text:p>58103316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6016350700" calcext:value-type="float">
            <text:p>60163507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5911988000" calcext:value-type="float">
            <text:p>5911988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5952699000" calcext:value-type="float">
            <text:p>5952699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6015804400" calcext:value-type="float">
            <text:p>60158044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6117963000" calcext:value-type="float">
            <text:p>6117963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6137603600" calcext:value-type="float">
            <text:p>61376036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6057163300" calcext:value-type="float">
            <text:p>60571633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6135287300" calcext:value-type="float">
            <text:p>61352873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5918868500" calcext:value-type="float">
            <text:p>59188685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5482978000" calcext:value-type="float">
            <text:p>5482978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5681392000" calcext:value-type="float">
            <text:p>5681392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5546629000" calcext:value-type="float">
            <text:p>5546629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5345454000" calcext:value-type="float">
            <text:p>5345454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5480926000" calcext:value-type="float">
            <text:p>5480926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5528871000" calcext:value-type="float">
            <text:p>5528871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office:value-type="float" office:value="5376578000" calcext:value-type="float">
            <text:p>5376578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2016" calcext:value-type="float">
            <text:p>2016</text:p>
          </table:table-cell>
          <table:table-cell office:value-type="float" office:value="5251757600" calcext:value-type="float">
            <text:p>52517576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5210957300" calcext:value-type="float">
            <text:p>52109573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5376657400" calcext:value-type="float">
            <text:p>53766574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office:value-type="float" office:value="5259144000" calcext:value-type="float">
            <text:p>5259144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2020" calcext:value-type="float">
            <text:p>2020</text:p>
          </table:table-cell>
          <table:table-cell office:value-type="float" office:value="4715691000" calcext:value-type="float">
            <text:p>4715691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2021" calcext:value-type="float">
            <text:p>2021</text:p>
          </table:table-cell>
          <table:table-cell office:value-type="float" office:value="5007336000" calcext:value-type="float">
            <text:p>5007336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9T10:28:52.576008931</meta:creation-date>
    <dc:date>2022-12-09T10:43:47.390700837</dc:date>
    <meta:editing-duration>PT14M54S</meta:editing-duration>
    <meta:editing-cycles>3</meta:editing-cycles>
    <meta:generator>LibreOffice/6.4.7.2$Linux_X86_64 LibreOffice_project/40$Build-2</meta:generator>
    <meta:document-statistic meta:table-count="1" meta:cell-count="892" meta:object-count="0"/>
  </office:meta>
</office:document-meta>
</file>